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The system shall provide a chat to the users.</text:p>
      <text:p text:style-name="Standard"/>
      <text:p text:style-name="Standard">2) The system shall provide to travelers to create travel groups. </text:p>
      <text:p text:style-name="Standard"/>
      <text:p text:style-name="Standard">3)The system <text:s/>shall provide to travelers to rent a house.</text:p>
      <text:p text:style-name="Standard"><text:span text:style-name="T1"/></text:p>
      <text:p text:style-name="Standard"><text:span text:style-name="T1">4)The system shall provide to travelers to delete/leave a group</text:span></text:p>
      <text:p text:style-name="Standard"><text:span text:style-name="T1"/></text:p>
      <text:p text:style-name="Standard"><text:span text:style-name="T1">5)The system shall provide renters to post rent announcements.</text:span></text:p>
      <text:p text:style-name="Standard"><text:span text:style-name="T1"/></text:p>
      <text:p text:style-name="Standard"><text:span text:style-name="T1">6)The system shall provide travelers to join travel groups.</text:span></text:p>
      <text:p text:style-name="Standard"><text:span text:style-name="T1"/></text:p>
      <text:p text:style-name="Standard"><text:span text:style-name="T1">7)The system shall provide travelers to leave travel groups.</text:span></text:p>
      <text:p text:style-name="Standard"><text:span text:style-name="T1"/></text:p>
      <text:p text:style-name="Standard"><text:span text:style-name="T1">8)The system shall provide travelers a users list based on their personality.</text:span></text:p>
      <text:p text:style-name="Standard"><text:span text:style-name="T1"/></text:p>
      <text:p text:style-name="Standard"><text:span text:style-name="T1">9)The system shall provide travelers a destination list based on their personality.</text:span></text:p>
      <text:p text:style-name="Standard"><text:span text:style-name="T1"/></text:p>
      <text:p text:style-name="Standard"><text:span text:style-name="T1">10)The system shall provide travelers a group list based on their personality.</text:span></text:p>
      <text:p text:style-name="Standard"><text:span text:style-name="T1"/></text:p>
      <text:p text:style-name="Standard"><text:span text:style-name="T1">11)The system shall provide travelers to delete a booked travel.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3T15:59:36.728846348</meta:creation-date>
    <dc:date>2020-05-26T12:03:53.63</dc:date>
    <meta:editing-duration>PT56M43S</meta:editing-duration>
    <meta:editing-cycles>21</meta:editing-cycles>
    <meta:generator>OpenOffice/4.1.7$Win32 OpenOffice.org_project/417m1$Build-9800</meta:generator>
    <dc:creator>Pierciro Caliandro</dc:creator>
    <meta:document-statistic meta:table-count="0" meta:image-count="0" meta:object-count="0" meta:page-count="1" meta:paragraph-count="11" meta:word-count="114" meta:character-count="717"/>
  </office:meta>
</office:document-meta>
</file>